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office:value-type="string" calcext:value-type="string">
            <text:p>Second Ess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3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3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3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3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3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11-01">00/00/0000</text:date>, <text:time style:data-style-name="N2" text:time-value="16:42:56.317804837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0-08-25T14:33:50</meta:creation-date>
    <dc:date>2022-11-01T17:59:05.142628580</dc:date>
    <meta:editing-duration>P1DT1H18M52S</meta:editing-duration>
    <meta:editing-cycles>105</meta:editing-cycles>
    <meta:document-statistic meta:table-count="1" meta:cell-count="47" meta:object-count="0"/>
  </office:meta>
</office:document-meta>
</file>